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445" officeooo:paragraph-rsid="00144445"/>
    </style:style>
    <style:style style:name="P2" style:family="paragraph" style:parent-style-name="Standard">
      <style:text-properties fo:font-weight="bold" officeooo:rsid="00144445" officeooo:paragraph-rsid="00144445" style:font-weight-asian="bold" style:font-weight-complex="bold"/>
    </style:style>
    <style:style style:name="P3" style:family="paragraph" style:parent-style-name="Standard">
      <style:text-properties officeooo:rsid="0014a944" officeooo:paragraph-rsid="0014a944"/>
    </style:style>
    <style:style style:name="P4" style:family="paragraph" style:parent-style-name="Standard" style:list-style-name="L1">
      <style:text-properties officeooo:rsid="0014a944" officeooo:paragraph-rsid="0014a944"/>
    </style:style>
    <style:style style:name="P5" style:family="paragraph" style:parent-style-name="Standard" style:list-style-name="L1">
      <style:text-properties officeooo:rsid="0014a944" officeooo:paragraph-rsid="0014bef2"/>
    </style:style>
    <style:style style:name="P6" style:family="paragraph" style:parent-style-name="Standard" style:list-style-name="L1">
      <style:text-properties officeooo:rsid="0014bef2" officeooo:paragraph-rsid="0014be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ef2"/>
    </style:style>
    <style:style style:name="T3" style:family="text">
      <style:text-properties officeooo:rsid="00159f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SC 480 project aims and objectives :</text:span> </text:p>
      <text:p text:style-name="P1"/>
      <text:p text:style-name="P1">Johnny Flame Lee </text:p>
      <text:p text:style-name="P1"/>
      <text:list xml:id="list4441324351820925474" text:style-name="L1">
        <text:list-item>
          <text:p text:style-name="P5"><text:span text:style-name="T2">Project background</text:span></text:p>
        </text:list-item>
        <text:list-item>
          <text:p text:style-name="P5">Aim<text:span text:style-name="T2">s</text:span></text:p>
          <text:list>
            <text:list-item>
              <text:p text:style-name="P6">deliverables</text:p>
            </text:list-item>
          </text:list>
        </text:list-item>
        <text:list-item>
          <text:p text:style-name="P4">Objectives/ <text:span text:style-name="T2">milestones</text:span></text:p>
        </text:list-item>
        <text:list-item>
          <text:p text:style-name="P4"><text:span text:style-name="T2">Provisional poject t</text:span>imeline</text:p>
        </text:list-item>
      </text:list>
      <text:p text:style-name="P3"/>
      <text:p text:style-name="P1"/>
      <text:p text:style-name="P1"/>
      <text:p text:style-name="P1"/>
      <text:p text:style-name="P1"/>
      <text:p text:style-name="P2">Aim<text:span text:style-name="T3">s</text:span>:</text:p>
      <text:p text:style-name="P1"/>
      <text:p text:style-name="P1">To produce an AI agent which can navigate a 3-D scene in a game engine using reinforcement learning algorithms. </text:p>
      <text:p text:style-name="P1"/>
      <text:p text:style-name="P1"/>
      <text:p text:style-name="P1">Objectives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8:16:58.323922203</meta:creation-date>
    <dc:date>2017-03-12T18:48:05.102053066</dc:date>
    <meta:editing-duration>PT10M45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10" meta:word-count="45" meta:character-count="272" meta:non-whitespace-character-count="239"/>
  </office:meta>
</office:document-meta>
</file>